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966f" officeooo:paragraph-rsid="0015966f"/>
    </style:style>
    <style:style style:name="P2" style:family="paragraph" style:parent-style-name="Standard">
      <style:text-properties officeooo:rsid="0015966f" officeooo:paragraph-rsid="00172f7f"/>
    </style:style>
    <style:style style:name="P3" style:family="paragraph" style:parent-style-name="Standard">
      <style:text-properties officeooo:paragraph-rsid="0015966f"/>
    </style:style>
    <style:style style:name="P4" style:family="paragraph" style:parent-style-name="Standard">
      <style:text-properties officeooo:paragraph-rsid="001681f1"/>
    </style:style>
    <style:style style:name="P5" style:family="paragraph" style:parent-style-name="Standard">
      <style:text-properties officeooo:paragraph-rsid="00174f61"/>
    </style:style>
    <style:style style:name="T1" style:family="text">
      <style:text-properties officeooo:rsid="0015966f"/>
    </style:style>
    <style:style style:name="T2" style:family="text">
      <style:text-properties officeooo:rsid="001681f1"/>
    </style:style>
    <style:style style:name="T3" style:family="text">
      <style:text-properties officeooo:rsid="00172f7f"/>
    </style:style>
    <style:style style:name="T4" style:family="text">
      <style:text-properties officeooo:rsid="00174f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I Google Maps : <text:span text:style-name="T3">https://developers.google.com/maps/documentation/?hl=fr</text:span></text:p>
      <text:p text:style-name="P1"/>
      <text:p text:style-name="P3"><text:span text:style-name="T1">Affichage des photos sur la carte : </text:span><text:a xlink:type="simple" xlink:href="https://developers.google.com/maps/documentation/javascript/tutorial?hl=fr" text:style-name="Internet_20_link" text:visited-style-name="Visited_20_Internet_20_Link">Google Maps JavaScript API</text:a>.</text:p>
      <text:p text:style-name="P3"/>
      <text:p text:style-name="P4"><text:span text:style-name="T2">Création de la trace : </text:span><text:a xlink:type="simple" xlink:href="https://developers.google.com/maps/documentation/directions/start?hl=fr" text:style-name="Internet_20_link" text:visited-style-name="Visited_20_Internet_20_Link">Google Maps Directions API</text:a>.</text:p>
      <text:p text:style-name="P4"/>
      <text:p text:style-name="P4"/>
      <text:p text:style-name="P5"><text:span text:style-name="T4">Informations sur la carte : </text:span><text:a xlink:type="simple" xlink:href="https://developers.google.com/maps/documentation/elevation/start?hl=fr" text:style-name="Internet_20_link" text:visited-style-name="Visited_20_Internet_20_Link">Google Maps Elevation API</text:a>. 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4:47:45.038850920</meta:creation-date>
    <meta:generator>LibreOffice/5.1.6.2$Linux_X86_64 LibreOffice_project/10m0$Build-2</meta:generator>
    <dc:date>2018-03-16T16:38:31.072266459</dc:date>
    <meta:editing-duration>PT1H40M34S</meta:editing-duration>
    <meta:editing-cycles>4</meta:editing-cycles>
    <meta:document-statistic meta:table-count="0" meta:image-count="0" meta:object-count="0" meta:page-count="1" meta:paragraph-count="4" meta:word-count="35" meta:character-count="243" meta:non-whitespace-character-count="211"/>
  </office:meta>
</office:document-meta>
</file>